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style:font-name-asian="Times New Roman1" style:font-name-complex="Times New Roman1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6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font-weight="bold" style:font-name-asian="Times New Roman1" style:font-weight-asian="bold" style:font-name-complex="Times New Roman1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7cm" draw:z-index="0"><draw:image xlink:href="../../odt/images/002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еремножитель</text:h>
          </table:table-cell>
        </table:table-row>
        <table:table-row>
          <table:table-cell table:style-name="Table1.A2" office:value-type="string">
            <text:p text:style-name="P1">в палитре</text:p>
          </table:table-cell>
          <table:table-cell table:style-name="Table1.B1" office:value-type="string">
            <text:p text:style-name="P4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349cm" draw:z-index="0"><draw:image xlink:href="../../odt/images/002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1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18">векторизован</text:span><text:span text:style-name="T20">, реализует умножение входных сигналов блока (при </text:span><text:span text:style-name="T23">скалярных</text:span><text:span text:style-name="T20"> сигналах на входе):</text:span></text:p>
            <text:p text:style-name="P3"><text:span text:style-name="T20"><draw:frame draw:style-name="fr3" draw:name="Object2" text:anchor-type="as-char" svg:width="5.322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,</text:span></text:p>
            <text:p text:style-name="Text_20_body"><text:span text:style-name="T1">где </text:span><text:span text:style-name="T1"><draw:frame draw:style-name="fr3" draw:name="Object5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–</text:span><text:span text:style-name="T11"> </text:span><text:span text:style-name="T5">выходной </text:span><text:span text:style-name="T8">скалярный</text:span><text:span text:style-name="T5"> сигнал блока;</text:span><text:span text:style-name="T4"><draw:frame draw:style-name="fr3" draw:name="Object3" text:anchor-type="as-char" svg:width="1.201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4">, </text:span><text:span text:style-name="T4"><draw:frame draw:style-name="fr3" draw:name="Object4" text:anchor-type="as-char" svg:width="1.214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4">–</text:span><text:span text:style-name="T17"> </text:span><text:span text:style-name="T4">первый, второй и т.д. входной сигнал;</text:span></text:p>
            <text:p text:style-name="Text_20_body"><text:span text:style-name="T20">или </text:span>поэлементное<text:span text:style-name="T20"> умножение входных величин блока (при </text:span><text:span text:style-name="T23">векторных</text:span><text:span text:style-name="T20"> сигналах на входе):</text:span></text:p>
            <text:p text:style-name="P3"><text:span text:style-name="T1"><draw:frame draw:style-name="fr3" draw:name="Объект1" text:anchor-type="as-char" svg:width="6.054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/text:p>
            <text:p text:style-name="Text_20_body"><text:span text:style-name="T1">где </text:span><text:span text:style-name="T1"><draw:frame draw:style-name="fr3" draw:name="Объект2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</text:span><text:span text:style-name="T11"> i-</text:span><text:span text:style-name="T5">ый элемент выходного векторного сигнала блока;</text:span></text:p>
            <text:p text:style-name="Text_20_body"><text:span text:style-name="T2"><draw:frame draw:style-name="fr3" draw:name="Объект3" text:anchor-type="as-char" svg:width="1.401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</text:span><text:span text:style-name="T2"><draw:frame draw:style-name="fr3" draw:name="Объект4" text:anchor-type="as-char" svg:width="1.408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–</text:span><text:span text:style-name="T10"> i-</text:span><text:span text:style-name="T2">ый элемент первого, второго и т.д. входного сигнала</text:span><text:span text:style-name="T3">.</text:span></text:p>
            <text:p text:style-name="Text_20_body"><text:span text:style-name="T6">Свойство</text:span>:</text:p>
            <text:list xml:id="list1360185225717955630" text:style-name="L1">
              <text:list-item>
                <text:p text:style-name="P8">Количество портов – количество входных портов блока<draw:frame draw:style-name="fr3" draw:name="Object1" text:anchor-type="as-char" svg:width="0.469cm" svg:height="0.54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0">(</text:span><text:span text:style-name="T2">целое натуральное число</text:span><text:span text:style-name="T10">)</text:span>.</text:p>
              </text:list-item>
            </text:list>
            <text:p text:style-name="Text_20_body"><text:span text:style-name="T21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6">Числовое</text:span><text:span text:style-name="T2"> задание </text:span><text:span text:style-name="T24">свойств</text:span><text:span text:style-name="T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портов</text:p>
                </table:table-cell>
                <table:table-cell table:style-name="Таблица1.B3" office:value-type="float" office:value="4">
                  <text:p text:style-name="P7">4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9">Именованное</text:span><text:span text:style-name="T21"> задание </text:span><text:span text:style-name="T25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портов</text:p>
                </table:table-cell>
                <table:table-cell table:style-name="Таблица1.B6" office:value-type="string">
                  <text:p text:style-name="P6">[n]</text:p>
                </table:table-cell>
              </table:table-row>
            </table:table>
            <text:p text:style-name="Text_20_body"><text:span text:style-name="T19">Примечани</text:span><text:span text:style-name="T6">я</text:span>:</text:p>
            <text:list xml:id="list2245359662110991870" text:style-name="L2">
              <text:list-item>
                <text:p text:style-name="P9"><text:span text:style-name="T2">Размерность выходного сигнала всегда равна размерности входных сигналов. Блок </text:span>формирует <text:span text:style-name="T22">скалярный</text:span> выходной сигнал при <text:span text:style-name="T22">скалярных</text:span> входных сигналах. <text:span text:style-name="T2">Е</text:span>сли входные сигналы <text:span text:style-name="T22">векторные</text:span>, то их размерности должны совпадать. </text:p>
              </text:list-item>
              <text:list-item>
                <text:p text:style-name="P10"><text:span text:style-name="T10">Именованн</text:span><text:span text:style-name="T2">ое</text:span><text:span text:style-name="T10"> свойств</text:span><text:span text:style-name="T2">о</text:span><text:span text:style-name="T10"> </text:span><text:span text:style-name="T2">задается</text:span><text:span text:style-name="T10"> как </text:span><text:span text:style-name="T7">локальная</text:span><text:span text:style-name="T14"> </text:span><text:span text:style-name="T9">переменная</text:span><text:span text:style-name="T14"> модели (или субмодели) во вкладке </text:span><text:span text:style-name="T12">Параметры</text:span><text:span text:style-name="T14"> или как </text:span><text:span text:style-name="T9">глобальный</text:span><text:span text:style-name="T14"> сигнал проекта при помощи пункта главного меню </text:span><text:span text:style-name="T12">Графика</text:span><text:span text:style-name="T14"> </text:span><text:span text:style-name="T15">→</text:span><text:span text:style-name="T16"> </text:span><text:span text:style-name="T13">Сигналы</text:span><text:span text:style-name="T14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ножитель</dc:title>
    <dc:date>2012-03-30T20:15:39.27</dc:date>
    <meta:generator>OpenOffice_Beta/4.1.0$Win32 OpenOffice.org_project/410m14$Build-9760</meta:generator>
    <meta:editing-duration>PT2H28M57S</meta:editing-duration>
    <meta:editing-cycles>56</meta:editing-cycles>
    <meta:document-statistic meta:table-count="2" meta:image-count="2" meta:object-count="9" meta:page-count="2" meta:paragraph-count="30" meta:word-count="170" meta:character-count="1197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row>
            <mn>2,</mn>
            <mi>i</mi>
          </mrow>
        </msub>
      </mrow>
      <mrow>
        <mrow>
          <mrow>
            <mo stretchy="false">(</mo>
            <mrow>
              <mi>t</mi>
            </mrow>
            <mo stretchy="false">)</mo>
          </mrow>
          <mo stretchy="false">⋅</mo>
          <mn>...</mn>
        </mrow>
        <mo stretchy="false">⋅</mo>
        <msub>
          <mi>u</mi>
          <mrow>
            <mi>n</mi>
            <mi>,</mi>
            <mi>i</mi>
          </mrow>
        </msub>
      </mrow>
      <mrow>
        <mo stretchy="false">(</mo>
        <mrow>
          <mi>t</mi>
        </mrow>
        <mo stretchy="false">)</mo>
      </mrow>
    </mrow>
    <annotation encoding="StarMath 5.0">y_i(t) = u_{1,i}(t) cdot u_{2,i}(t) cdot ... cdot u_{n,i}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5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</mn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row>
            <mn>2</mn>
          </mrow>
        </msub>
      </mrow>
      <mrow>
        <mrow>
          <mrow>
            <mo stretchy="false">(</mo>
            <mrow>
              <mi>t</mi>
            </mrow>
            <mo stretchy="false">)</mo>
          </mrow>
          <mo stretchy="false">⋅</mo>
          <mn>...</mn>
        </mrow>
        <mo stretchy="false">⋅</mo>
        <msub>
          <mi>u</mi>
          <mrow>
            <mi>n</mi>
          </mrow>
        </msub>
      </mrow>
      <mrow>
        <mo stretchy="false">(</mo>
        <mrow>
          <mi>t</mi>
        </mrow>
        <mo stretchy="false">)</mo>
      </mrow>
    </mrow>
    <annotation encoding="StarMath 5.0">y(t) = u_{1}(t) cdot u_{2}(t) cdot ... cdot u_{n}(t)</annotation>
  </semantics>
</math>
</file>

<file path=Object 7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8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